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08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158466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1cm" svg:stroke-color="#158466" draw:marker-start-width="0.279cm" draw:marker-end="Arrowheads_20_18" draw:marker-end-width="0.381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1cm" svg:stroke-color="#158466" draw:marker-start-width="0.279cm" draw:marker-end="Arrowheads_20_19" draw:marker-end-width="0.381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1cm" svg:stroke-color="#158466" draw:marker-start-width="0.279cm" draw:marker-end="Arrowheads_20_20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1cm" svg:stroke-color="#3465a4" draw:marker-start-width="0.279cm" draw:marker-end="Arrowheads_20_21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1cm" svg:stroke-color="#3465a4" draw:marker-start-width="0.279cm" draw:marker-end="Arrowheads_20_22" draw:marker-end-width="0.381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1cm" svg:stroke-color="#3465a4" draw:marker-start-width="0.279cm" draw:marker-end="Arrowheads_20_23" draw:marker-end-width="0.381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1cm" svg:stroke-color="#3465a4" draw:marker-start-width="0.279cm" draw:marker-end="Arrowheads_20_24" draw:marker-end-width="0.381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1cm" svg:stroke-color="#158466" draw:marker-start-width="0.279cm" draw:marker-end="Arrowheads_20_25" draw:marker-end-width="0.381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1cm" svg:stroke-color="#158466" draw:marker-start-width="0.279cm" draw:marker-end="Arrowheads_20_26" draw:marker-end-width="0.381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51cm" svg:stroke-color="#3465a4" draw:marker-start-width="0.279cm" draw:marker-end="Arrowheads_20_27" draw:marker-end-width="0.381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1cm" svg:stroke-color="#3465a4" draw:marker-start-width="0.279cm" draw:marker-end="Arrowheads_20_28" draw:marker-end-width="0.381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1cm" svg:stroke-color="#158466" draw:marker-start-width="0.279cm" draw:marker-end="Arrowheads_20_29" draw:marker-end-width="0.381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1cm" svg:stroke-color="#158466" draw:marker-start-width="0.279cm" draw:marker-end="Arrowheads_20_30" draw:marker-end-width="0.381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1.073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5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36" style:family="graphic" style:parent-style-name="objectwithoutfill">
      <style:graphic-properties svg:stroke-width="0.051cm" svg:stroke-color="#158466" draw:marker-start-width="0.279cm" draw:marker-end="Arrowheads_20_50" draw:marker-end-width="0.381cm" draw:fill="none" draw:textarea-vertical-align="middle" fo:padding-top="0.15cm" fo:padding-bottom="0.15cm" fo:padding-left="0.275cm" fo:padding-right="0.275cm" loext:decorative="false"/>
    </style:style>
    <style:style style:name="gr37" style:family="graphic" style:parent-style-name="objectwithoutfill">
      <style:graphic-properties svg:stroke-width="0.051cm" svg:stroke-color="#158466" draw:marker-start-width="0.279cm" draw:marker-end="Arrowheads_20_51" draw:marker-end-width="0.381cm" draw:fill="none" draw:textarea-vertical-align="middle" fo:padding-top="0.15cm" fo:padding-bottom="0.15cm" fo:padding-left="0.275cm" fo:padding-right="0.27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06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style:font-name="Nimbus Mono PS" fo:font-size="18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27cm" svg:x="3.948cm" svg:y="16.967cm">
          <text:p text:style-name="P1"><text:span text:style-name="T1">2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88cm" svg:height="1.27cm" svg:x="2.361cm" svg:y="16.967cm">
          <text:p text:style-name="P1"><text:span text:style-name="T1">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88cm" svg:height="1.27cm" svg:x="5.535cm" svg:y="16.967cm">
          <text:p text:style-name="P1"><text:span text:style-name="T1">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88cm" svg:height="1.27cm" svg:x="0.774cm" svg:y="16.967cm">
          <text:p text:style-name="P1"><text:span text:style-name="T1">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88cm" svg:height="1.27cm" svg:x="7.123cm" svg:y="16.967cm">
          <text:p text:style-name="P1"><text:span text:style-name="T1">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88cm" svg:height="1.27cm" svg:x="8.71cm" svg:y="16.967cm">
          <text:p text:style-name="P1"><text:span text:style-name="T1">5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88cm" svg:height="1.27cm" svg:x="10.298cm" svg:y="16.967cm">
          <text:p text:style-name="P1"><text:span text:style-name="T1">6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88cm" svg:height="1.27cm" svg:x="13.473cm" svg:y="16.967cm">
          <text:p text:style-name="P1"><text:span text:style-name="T1">8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88cm" svg:height="1.27cm" svg:x="11.885cm" svg:y="16.967cm">
          <text:p text:style-name="P1"><text:span text:style-name="T1">7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88cm" svg:height="1.27cm" svg:x="15.061cm" svg:y="16.967cm">
          <text:p text:style-name="P1"><text:span text:style-name="T1">9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88cm" svg:height="1.27cm" svg:x="16.649cm" svg:y="16.967cm">
          <text:p text:style-name="P1"><text:span text:style-name="T1">1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88cm" svg:height="1.27cm" svg:x="18.236cm" svg:y="16.967cm">
          <text:p text:style-name="P1"><text:span text:style-name="T1">1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88cm" svg:height="1.27cm" svg:x="21.411cm" svg:y="16.967cm">
          <text:p text:style-name="P1"><text:span text:style-name="T1">1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88cm" svg:height="1.27cm" svg:x="22.999cm" svg:y="16.967cm">
          <text:p text:style-name="P1"><text:span text:style-name="T1">1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588cm" svg:height="1.27cm" svg:x="19.823cm" svg:y="16.967cm">
          <text:p text:style-name="P1"><text:span text:style-name="T1">12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134cm" svg:x1="1.568cm" svg:y1="16.967cm" svg:x2="3.155cm" svg:y2="16.967cm" draw:start-shape="id1" draw:start-glue-point="0" draw:end-shape="id2" draw:end-glue-point="0" svg:d="M1568 16967v-635h1587v635" svg:viewBox="0 0 1588 636">
          <text:p/>
        </draw:connector>
        <draw:connector draw:style-name="gr3" draw:text-style-name="P3" draw:layer="layout" draw:line-skew="-0.134cm" svg:x1="1.568cm" svg:y1="16.967cm" svg:x2="4.742cm" svg:y2="16.967cm" draw:start-shape="id1" draw:start-glue-point="0" draw:end-shape="id3" draw:end-glue-point="0" svg:d="M1568 16967v-635h3174v635" svg:viewBox="0 0 3175 636">
          <text:p/>
        </draw:connector>
        <draw:connector draw:style-name="gr4" draw:text-style-name="P3" draw:layer="layout" draw:line-skew="0.451cm" svg:x1="3.155cm" svg:y1="18.237cm" svg:x2="6.329cm" svg:y2="18.237cm" draw:start-shape="id2" draw:start-glue-point="2" draw:end-shape="id4" draw:end-glue-point="2" svg:d="M3155 18237v952h3174v-952" svg:viewBox="0 0 3175 953">
          <text:p/>
        </draw:connector>
        <draw:connector draw:style-name="gr5" draw:text-style-name="P3" draw:layer="layout" draw:line-skew="0.451cm" svg:x1="3.155cm" svg:y1="18.237cm" svg:x2="7.917cm" svg:y2="18.237cm" draw:start-shape="id2" draw:start-glue-point="2" draw:end-shape="id5" draw:end-glue-point="2" svg:d="M3155 18237v952h4762v-952" svg:viewBox="0 0 4763 953">
          <text:p/>
        </draw:connector>
        <draw:connector draw:style-name="gr6" draw:text-style-name="P3" draw:layer="layout" draw:line-skew="0.134cm" svg:x1="4.742cm" svg:y1="18.237cm" svg:x2="9.504cm" svg:y2="18.237cm" draw:start-shape="id3" draw:start-glue-point="2" draw:end-shape="id6" svg:d="M4742 18237v635h4762v-635" svg:viewBox="0 0 4763 636">
          <text:p/>
        </draw:connector>
        <draw:connector draw:style-name="gr7" draw:text-style-name="P3" draw:layer="layout" draw:line-skew="0.134cm" svg:x1="4.742cm" svg:y1="18.237cm" svg:x2="11.092cm" svg:y2="18.237cm" draw:start-shape="id3" draw:start-glue-point="2" draw:end-shape="id7" draw:end-glue-point="2" svg:d="M4742 18237v635h6350v-635" svg:viewBox="0 0 6351 636">
          <text:p/>
        </draw:connector>
        <draw:connector draw:style-name="gr8" draw:text-style-name="P3" draw:layer="layout" draw:line-skew="-0.134cm" svg:x1="6.329cm" svg:y1="16.967cm" svg:x2="12.679cm" svg:y2="16.967cm" draw:start-shape="id4" draw:start-glue-point="0" draw:end-shape="id8" draw:end-glue-point="0" svg:d="M6329 16967v-635h6350v635" svg:viewBox="0 0 6351 636">
          <text:p/>
        </draw:connector>
        <draw:connector draw:style-name="gr9" draw:text-style-name="P3" draw:layer="layout" draw:line-skew="-0.134cm" svg:x1="6.329cm" svg:y1="16.967cm" svg:x2="14.267cm" svg:y2="16.967cm" draw:start-shape="id4" draw:start-glue-point="0" draw:end-shape="id9" draw:end-glue-point="0" svg:d="M6329 16967v-635h7938v635" svg:viewBox="0 0 7939 636">
          <text:p/>
        </draw:connector>
        <draw:connector draw:style-name="gr10" draw:text-style-name="P3" draw:layer="layout" draw:line-skew="-0.452cm" svg:x1="7.917cm" svg:y1="16.967cm" svg:x2="15.855cm" svg:y2="16.967cm" draw:start-shape="id5" draw:start-glue-point="0" draw:end-shape="id10" draw:end-glue-point="0" svg:d="M7917 16967v-953h7938v953" svg:viewBox="0 0 7939 954">
          <text:p/>
        </draw:connector>
        <draw:connector draw:style-name="gr11" draw:text-style-name="P3" draw:layer="layout" draw:line-skew="-0.452cm" svg:x1="7.917cm" svg:y1="16.967cm" svg:x2="17.443cm" svg:y2="16.967cm" draw:start-shape="id5" draw:start-glue-point="0" draw:end-shape="id11" svg:d="M7917 16967v-953h9526v953" svg:viewBox="0 0 9527 954">
          <text:p/>
        </draw:connector>
        <draw:connector draw:style-name="gr12" draw:text-style-name="P3" draw:layer="layout" draw:line-skew="-0.769cm" svg:x1="9.504cm" svg:y1="16.967cm" svg:x2="19.03cm" svg:y2="16.967cm" draw:start-shape="id6" draw:start-glue-point="0" draw:end-shape="id12" draw:end-glue-point="0" svg:d="M9504 16967v-1270h9526v1270" svg:viewBox="0 0 9527 1271">
          <text:p/>
        </draw:connector>
        <draw:connector draw:style-name="gr13" draw:text-style-name="P3" draw:layer="layout" draw:line-skew="-0.769cm" svg:x1="9.504cm" svg:y1="16.967cm" svg:x2="20.617cm" svg:y2="16.967cm" draw:start-shape="id6" draw:end-shape="id13" draw:end-glue-point="0" svg:d="M9504 16967v-1270h11113v1270" svg:viewBox="0 0 11114 1271">
          <text:p/>
        </draw:connector>
        <draw:connector draw:style-name="gr14" draw:text-style-name="P3" draw:layer="layout" draw:line-skew="-1.087cm" svg:x1="11.092cm" svg:y1="16.967cm" svg:x2="22.205cm" svg:y2="16.967cm" draw:start-shape="id7" draw:start-glue-point="0" draw:end-shape="id14" draw:end-glue-point="0" svg:d="M11092 16967v-1588h11113v1588" svg:viewBox="0 0 11114 1589">
          <text:p/>
        </draw:connector>
        <draw:connector draw:style-name="gr15" draw:text-style-name="P3" draw:layer="layout" draw:line-skew="-1.087cm" svg:x1="11.092cm" svg:y1="16.967cm" svg:x2="23.793cm" svg:y2="16.967cm" draw:start-shape="id7" draw:start-glue-point="0" draw:end-shape="id15" draw:end-glue-point="0" svg:d="M11092 16967v-1588h12701v1588" svg:viewBox="0 0 12702 1589">
          <text:p/>
        </draw:connector>
        <draw:custom-shape draw:style-name="gr16" draw:text-style-name="P4" xml:id="id16" draw:id="id16" draw:layer="layout" svg:width="1.905cm" svg:height="1.27cm" svg:x="8.712cm" svg:y="2.679cm">
          <text:p text:style-name="P1">5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7" draw:id="id17" draw:layer="layout" svg:width="1.905cm" svg:height="1.27cm" svg:x="6.489cm" svg:y="4.584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8" draw:id="id18" draw:layer="layout" svg:width="1.905cm" svg:height="1.27cm" svg:x="11.252cm" svg:y="4.584cm">
          <text:p text:style-name="P1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9" draw:id="id19" draw:layer="layout" svg:width="1.905cm" svg:height="1.27cm" svg:x="4.902cm" svg:y="7.12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0" draw:id="id20" draw:layer="layout" svg:width="1.905cm" svg:height="1.27cm" svg:x="7.76cm" svg:y="7.124cm">
          <text:p text:style-name="P1">3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1" draw:id="id21" draw:layer="layout" svg:width="1.905cm" svg:height="1.27cm" svg:x="9.982cm" svg:y="7.124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2" draw:id="id22" draw:layer="layout" svg:width="1.905cm" svg:height="1.27cm" svg:x="12.839cm" svg:y="7.124cm">
          <text:p text:style-name="P1">9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3" draw:id="id23" draw:layer="layout" svg:width="1.905cm" svg:height="1.27cm" svg:x="3.315cm" svg:y="9.02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4" draw:id="id24" draw:layer="layout" svg:width="1.905cm" svg:height="1.27cm" svg:x="4.585cm" svg:y="11.25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5" draw:id="id25" draw:layer="layout" svg:width="1.905cm" svg:height="1.27cm" svg:x="8.712cm" svg:y="9.347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6" draw:id="id26" draw:layer="layout" svg:width="2.223cm" svg:height="1.27cm" svg:x="14.109cm" svg:y="9.347cm">
          <text:p text:style-name="P1">10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type="line" svg:x1="8.991cm" svg:y1="3.763cm" svg:x2="7.442cm" svg:y2="4.584cm" draw:start-shape="id16" draw:start-glue-point="7" draw:end-shape="id17" draw:end-glue-point="4" svg:d="M8991 3763l-1549 821" svg:viewBox="0 0 1550 822">
          <text:p/>
        </draw:connector>
        <draw:connector draw:style-name="gr20" draw:text-style-name="P3" draw:layer="layout" draw:type="line" svg:x1="10.338cm" svg:y1="3.763cm" svg:x2="12.205cm" svg:y2="4.584cm" draw:start-shape="id16" draw:start-glue-point="9" draw:end-shape="id18" draw:end-glue-point="4" svg:d="M10338 3763l1867 821" svg:viewBox="0 0 1868 822">
          <text:p/>
        </draw:connector>
        <draw:connector draw:style-name="gr21" draw:text-style-name="P3" draw:layer="layout" draw:type="line" svg:x1="6.768cm" svg:y1="5.668cm" svg:x2="5.855cm" svg:y2="7.124cm" draw:start-shape="id17" draw:start-glue-point="7" draw:end-shape="id19" draw:end-glue-point="4" svg:d="M6768 5668l-913 1456" svg:viewBox="0 0 914 1457">
          <text:p/>
        </draw:connector>
        <draw:connector draw:style-name="gr22" draw:text-style-name="P3" draw:layer="layout" draw:type="line" svg:x1="8.115cm" svg:y1="5.668cm" svg:x2="8.713cm" svg:y2="7.124cm" draw:start-shape="id17" draw:start-glue-point="9" draw:end-shape="id20" draw:end-glue-point="4" svg:d="M8115 5668l598 1456" svg:viewBox="0 0 599 1457">
          <text:p/>
        </draw:connector>
        <draw:connector draw:style-name="gr23" draw:text-style-name="P3" draw:layer="layout" draw:type="line" svg:x1="11.531cm" svg:y1="5.668cm" svg:x2="10.934cm" svg:y2="7.124cm" draw:start-shape="id18" draw:start-glue-point="7" draw:end-shape="id21" svg:d="M11531 5668l-597 1456" svg:viewBox="0 0 598 1457">
          <text:p/>
        </draw:connector>
        <draw:connector draw:style-name="gr24" draw:text-style-name="P3" draw:layer="layout" draw:type="line" svg:x1="12.878cm" svg:y1="5.668cm" svg:x2="13.792cm" svg:y2="7.124cm" draw:start-shape="id18" draw:start-glue-point="9" draw:end-shape="id22" draw:end-glue-point="4" svg:d="M12878 5668l914 1456" svg:viewBox="0 0 915 1457">
          <text:p/>
        </draw:connector>
        <draw:connector draw:style-name="gr25" draw:text-style-name="P3" draw:layer="layout" draw:type="line" svg:x1="5.181cm" svg:y1="8.208cm" svg:x2="4.268cm" svg:y2="9.029cm" draw:start-shape="id19" draw:start-glue-point="7" draw:end-shape="id23" draw:end-glue-point="4" svg:d="M5181 8208l-913 821" svg:viewBox="0 0 914 822">
          <text:p/>
        </draw:connector>
        <draw:connector draw:style-name="gr26" draw:text-style-name="P3" draw:layer="layout" draw:type="line" svg:x1="4.941cm" svg:y1="10.113cm" svg:x2="5.538cm" svg:y2="11.252cm" draw:start-shape="id23" draw:start-glue-point="9" draw:end-shape="id24" draw:end-glue-point="4" svg:d="M4941 10113l597 1139" svg:viewBox="0 0 598 1140">
          <text:p/>
        </draw:connector>
        <draw:connector draw:style-name="gr27" draw:text-style-name="P3" draw:layer="layout" draw:type="line" svg:x1="9.386cm" svg:y1="8.208cm" svg:x2="9.665cm" svg:y2="9.347cm" draw:start-shape="id20" draw:start-glue-point="9" draw:end-shape="id25" draw:end-glue-point="4" svg:d="M9386 8208l279 1139" svg:viewBox="0 0 280 1140">
          <text:p/>
        </draw:connector>
        <draw:connector draw:style-name="gr28" draw:text-style-name="P3" draw:layer="layout" draw:type="line" svg:x1="14.465cm" svg:y1="8.208cm" svg:x2="15.221cm" svg:y2="9.347cm" draw:start-shape="id22" draw:start-glue-point="9" draw:end-shape="id26" draw:end-glue-point="4" svg:d="M14465 8208l756 1139" svg:viewBox="0 0 757 1140">
          <text:p/>
        </draw:connector>
        <draw:custom-shape draw:style-name="gr17" draw:text-style-name="P2" xml:id="id27" draw:id="id27" draw:layer="layout" svg:width="1.905cm" svg:height="1.27cm" svg:x="2.045cm" svg:y="11.25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line" svg:x1="3.594cm" svg:y1="10.113cm" svg:x2="2.998cm" svg:y2="11.252cm" draw:start-shape="id23" draw:start-glue-point="7" draw:end-shape="id27" draw:end-glue-point="4" svg:d="M3594 10113l-596 1139" svg:viewBox="0 0 597 1140">
          <text:p/>
        </draw:connector>
        <draw:custom-shape draw:style-name="gr16" draw:text-style-name="P4" xml:id="id28" draw:id="id28" draw:layer="layout" svg:width="1.905cm" svg:height="1.27cm" svg:x="7.125cm" svg:y="11.252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9" draw:id="id29" draw:layer="layout" svg:width="1.905cm" svg:height="1.27cm" svg:x="9.982cm" svg:y="11.252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8.991cm" svg:y1="10.431cm" svg:x2="8.078cm" svg:y2="11.252cm" draw:start-shape="id25" draw:start-glue-point="7" draw:end-shape="id28" draw:end-glue-point="4" svg:d="M8991 10431l-913 821" svg:viewBox="0 0 914 822">
          <text:p/>
        </draw:connector>
        <draw:connector draw:style-name="gr31" draw:text-style-name="P3" draw:layer="layout" draw:type="line" svg:x1="10.338cm" svg:y1="10.431cm" svg:x2="10.935cm" svg:y2="11.252cm" draw:start-shape="id25" draw:start-glue-point="9" draw:end-shape="id29" draw:end-glue-point="4" svg:d="M10338 10431l597 821" svg:viewBox="0 0 598 822">
          <text:p/>
        </draw:connector>
        <draw:custom-shape draw:style-name="gr17" draw:text-style-name="P2" xml:id="id30" draw:id="id30" draw:layer="layout" svg:width="1.905cm" svg:height="1.27cm" svg:x="11.887cm" svg:y="9.347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line" svg:x1="13.118cm" svg:y1="8.208cm" svg:x2="12.84cm" svg:y2="9.347cm" draw:start-shape="id22" draw:start-glue-point="7" draw:end-shape="id30" draw:end-glue-point="4" svg:d="M13118 8208l-278 1139" svg:viewBox="0 0 279 1140">
          <text:p/>
        </draw:connector>
        <draw:custom-shape draw:style-name="gr17" draw:text-style-name="P2" xml:id="id31" draw:id="id31" draw:layer="layout" svg:width="1.905cm" svg:height="1.27cm" svg:x="13.157cm" svg:y="11.252cm">
          <text:p text:style-name="P1">8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line" svg:x1="13.513cm" svg:y1="10.431cm" svg:x2="14.11cm" svg:y2="11.252cm" draw:start-shape="id30" draw:start-glue-point="9" draw:end-shape="id31" draw:end-glue-point="4" svg:d="M13513 10431l597 821" svg:viewBox="0 0 598 822">
          <text:p/>
        </draw:connector>
        <draw:frame draw:style-name="gr34" draw:text-style-name="P5" xml:id="id32" draw:id="id32" draw:layer="layout" svg:width="1.888cm" svg:height="0.962cm" svg:x="8.729cm" svg:y="0.457cm">
          <draw:text-box>
            <text:p>root</text:p>
          </draw:text-box>
        </draw:frame>
        <draw:connector draw:style-name="gr35" draw:text-style-name="P3" draw:layer="layout" draw:type="line" svg:x1="9.673cm" svg:y1="1.419cm" svg:x2="9.665cm" svg:y2="2.679cm" draw:start-shape="id32" draw:end-shape="id16" draw:end-glue-point="4" svg:d="M9673 1419l-8 1260" svg:viewBox="0 0 9 1261">
          <text:p/>
        </draw:connector>
        <draw:custom-shape draw:style-name="gr1" draw:text-style-name="P2" xml:id="id33" draw:id="id33" draw:layer="layout" svg:width="1.588cm" svg:height="1.27cm" svg:x="24.586cm" svg:y="16.967cm">
          <text:p text:style-name="P1"><text:span text:style-name="T1">15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line-skew="0.134cm" svg:x1="12.679cm" svg:y1="18.237cm" svg:x2="23.793cm" svg:y2="18.237cm" draw:start-shape="id8" draw:end-shape="id15" draw:end-glue-point="2" svg:d="M12679 18237v635h11114v-635" svg:viewBox="0 0 11115 636">
          <text:p/>
        </draw:connector>
        <draw:connector draw:style-name="gr37" draw:text-style-name="P3" draw:layer="layout" draw:line-skew="0.134cm" svg:x1="12.679cm" svg:y1="18.237cm" svg:x2="25.38cm" svg:y2="18.237cm" draw:start-shape="id8" draw:start-glue-point="2" draw:end-shape="id33" draw:end-glue-point="2" svg:d="M12679 18237v635h12701v-635" svg:viewBox="0 0 12702 636">
          <text:p/>
        </draw:connector>
        <draw:frame draw:style-name="gr38" draw:text-style-name="P5" draw:layer="layout" svg:width="10.795cm" svg:height="14.256cm" svg:x="16.649cm" svg:y="0.488cm">
          <draw:text-box>
            <text:p># <text:span text:style-name="T2">M</text:span><text:span text:style-name="T2">ax </text:span><text:span text:style-name="T2">He</text:span><text:span text:style-name="T2">ap</text:span></text:p>
            <text:p><text:s text:c="3"/>Each node greater than children</text:p>
            <text:p># <text:span text:style-name="T3">Mi</text:span><text:span text:style-name="T3">n </text:span><text:span text:style-name="T3">He</text:span><text:span text:style-name="T3">ap</text:span></text:p>
            <text:p><text:s text:c="3"/>Each node smaller than children</text:p>
            <text:p># <text:span text:style-name="T3">He</text:span><text:span text:style-name="T3">ap</text:span><text:span text:style-name="T3">ify </text:span><text:span text:style-name="T3">(M</text:span><text:span text:style-name="T3">ax</text:span><text:span text:style-name="T3">)</text:span></text:p>
            <text:p><text:s text:c="3"/>Heapify up each node</text:p>
            <text:p><text:s text:c="3"/>On every swap heapify down</text:p>
            <text:p># <text:span text:style-name="T3">In</text:span><text:span text:style-name="T3">se</text:span><text:span text:style-name="T3">rt</text:span></text:p>
            <text:p><text:span text:style-name="T3"><text:s text:c="2"/></text:span><text:s/>Add leaf and check-heap up</text:p>
            <text:p># <text:span text:style-name="T3">Po</text:span><text:span text:style-name="T3">p</text:span></text:p>
            <text:p><text:s text:c="2"/>Save root value to return</text:p>
            <text:p><text:s text:c="2"/>Set root to negative infinite</text:p>
            <text:p><text:s text:c="2"/>Heapify down</text:p>
            <text:p text:style-name="P6"><text:span text:style-name="T4"/></text:p>
            <text:p text:style-name="P6"><text:span text:style-name="T4"># </text:span><text:span text:style-name="T5">He</text:span><text:span text:style-name="T5">ap </text:span><text:span text:style-name="T5">as </text:span><text:span text:style-name="T5">arr</text:span><text:span text:style-name="T5">ay</text:span></text:p>
            <text:p text:style-name="P6"><text:span text:style-name="T4"><text:s text:c="3"/></text:span><text:span text:style-name="T4"># </text:span><text:span text:style-name="T4">Ea</text:span><text:span text:style-name="T4">ch </text:span><text:span text:style-name="T4">no</text:span><text:span text:style-name="T4">de</text:span><text:span text:style-name="T4">:</text:span><text:span text:style-name="T4"><text:tab/></text:span><text:span text:style-name="T6">i</text:span></text:p>
            <text:p text:style-name="P6"><text:span text:style-name="T4"><text:s text:c="5"/></text:span><text:span text:style-name="T4"><text:s/></text:span><text:span text:style-name="T4"># </text:span><text:span text:style-name="T4">Le</text:span><text:span text:style-name="T4">ft </text:span><text:span text:style-name="T4">chi</text:span><text:span text:style-name="T4">ld:</text:span><text:span text:style-name="T4"><text:tab/></text:span><text:span text:style-name="T6">2*</text:span><text:span text:style-name="T6">i+</text:span><text:span text:style-name="T6">1</text:span></text:p>
            <text:p text:style-name="P6"><text:span text:style-name="T4"><text:s text:c="5"/></text:span><text:span text:style-name="T4"><text:s/></text:span><text:span text:style-name="T4"># </text:span><text:span text:style-name="T4">Ri</text:span><text:span text:style-name="T4">gh</text:span><text:span text:style-name="T4">t </text:span><text:span text:style-name="T4">chi</text:span><text:span text:style-name="T4">ld:</text:span><text:span text:style-name="T4"><text:tab/></text:span><text:span text:style-name="T6">2*</text:span><text:span text:style-name="T6">i+</text:span><text:span text:style-name="T6">2</text:span></text:p>
            <text:p text:style-name="P6"><text:span text:style-name="T4"><text:s text:c="5"/></text:span><text:span text:style-name="T4"><text:s/></text:span><text:span text:style-name="T4"># </text:span><text:span text:style-name="T4">Pa</text:span><text:span text:style-name="T4">re</text:span><text:span text:style-name="T4">nt: </text:span><text:span text:style-name="T4"><text:s text:c="5"/></text:span><text:span text:style-name="T4"><text:tab/></text:span><text:span text:style-name="T6">i</text:span><text:span text:style-name="T6">%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57cm" fo:margin-bottom="0.457cm" fo:margin-left="0.457cm" fo:margin-right="0.45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2:18.960766625</meta:creation-date>
    <meta:generator>LibreOffice/24.2.4.2$Linux_X86_64 LibreOffice_project/420$Build-2</meta:generator>
    <dc:date>2024-06-23T13:23:05.204965472</dc:date>
    <meta:editing-duration>PT2H19M23S</meta:editing-duration>
    <meta:editing-cycles>11</meta:editing-cycles>
    <meta:document-statistic meta:object-count="66"/>
  </office:meta>
</office:document-meta>
</file>